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812cm" fo:min-width="2.152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68cm" fo:min-width="3.908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4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4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1.376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3.5cm" loext:decorative="false"/>
      <style:paragraph-properties style:writing-mode="lr-tb"/>
    </style:style>
    <style:style style:name="gr8" style:family="graphic" style:parent-style-name="standard">
      <style:graphic-properties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876cm" fo:min-width="1.626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96cm" fo:min-width="2.176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4.25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5.7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634cm" fo:min-width="1.26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5.75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696cm" fo:min-width="3.278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988cm" fo:min-width="3.03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xml:id="id1" draw:id="id1" draw:layer="layout" svg:width="3.75cm" svg:height="1.5cm" svg:x="6.75cm" svg:y="1.25cm">
            <text:p text:style-name="P1">star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xml:id="id2" draw:id="id2" draw:layer="layout" svg:width="7cm" svg:height="2.25cm" svg:x="5cm" svg:y="3.75cm">
            <text:p text:style-name="P1">input(x):row</text:p>
            <text:p text:style-name="P1">input(y):col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position-x="$0" draw:handle-position-y="top" draw:handle-range-x-minimum="0" draw:handle-range-x-maximum="21600"/>
            </draw:enhanced-geometry>
          </draw:custom-shape>
          <draw:custom-shape draw:style-name="gr4" draw:text-style-name="P1" xml:id="id3" draw:id="id3" draw:layer="layout" svg:width="4.5cm" svg:height="1.75cm" svg:x="6cm" svg:y="7cm">
            <text:p text:style-name="P1">Empty list a</text:p>
            <draw:enhanced-geometry svg:viewBox="0 0 21600 21600" draw:type="rectangle" draw:enhanced-path="M 0 0 L 21600 0 21600 21600 0 21600 0 0 Z N"/>
          </draw:custom-shape>
          <draw:custom-shape draw:style-name="gr5" draw:text-style-name="P1" xml:id="id4" draw:id="id4" draw:layer="layout" svg:width="4.5cm" svg:height="1.25cm" svg:x="6cm" svg:y="10cm">
            <text:p text:style-name="P1">For loop(i)</text:p>
            <draw:enhanced-geometry svg:viewBox="0 0 21600 21600" draw:type="rectangle" draw:enhanced-path="M 0 0 L 21600 0 21600 21600 0 21600 0 0 Z N"/>
          </draw:custom-shape>
          <draw:custom-shape draw:style-name="gr6" draw:text-style-name="P1" xml:id="id5" draw:id="id5" draw:layer="layout" svg:width="3.75cm" svg:height="3.5cm" svg:x="6.5cm" svg:y="12cm">
            <text:p text:style-name="P1">I&lt;=x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1" xml:id="id6" draw:id="id6" draw:layer="layout" svg:width="4cm" svg:height="1.5cm" svg:x="2.75cm" svg:y="14.75cm">
            <text:p text:style-name="P1">For loop(j)</text:p>
            <draw:enhanced-geometry svg:viewBox="0 0 21600 21600" draw:type="rectangle" draw:enhanced-path="M 0 0 L 21600 0 21600 21600 0 21600 0 0 Z N"/>
          </draw:custom-shape>
          <draw:connector draw:style-name="gr8" draw:text-style-name="P1" draw:layer="layout" svg:x1="8.625cm" svg:y1="2.75cm" svg:x2="8.5cm" svg:y2="3.75cm" draw:start-shape="id1" draw:start-glue-point="8" draw:end-shape="id2" draw:end-glue-point="5" svg:d="M8625 2750v501h-125v499" svg:viewBox="0 0 126 1001">
            <text:p/>
          </draw:connector>
          <draw:connector draw:style-name="gr8" draw:text-style-name="P1" draw:layer="layout" svg:x1="8.5cm" svg:y1="6cm" svg:x2="8.25cm" svg:y2="7cm" draw:start-shape="id2" draw:start-glue-point="8" draw:end-shape="id3" draw:end-glue-point="0" svg:d="M8500 6000v501h-250v499" svg:viewBox="0 0 251 1001">
            <text:p/>
          </draw:connector>
          <draw:connector draw:style-name="gr8" draw:text-style-name="P1" draw:layer="layout" svg:x1="8.25cm" svg:y1="8.75cm" svg:x2="8.25cm" svg:y2="10cm" draw:start-shape="id3" draw:start-glue-point="2" draw:end-shape="id4" draw:end-glue-point="0" svg:d="M8250 8750v1250" svg:viewBox="0 0 1 1251">
            <text:p/>
          </draw:connector>
          <draw:connector draw:style-name="gr8" draw:text-style-name="P1" draw:layer="layout" svg:x1="8.25cm" svg:y1="11.25cm" svg:x2="8.375cm" svg:y2="12cm" draw:start-shape="id4" draw:start-glue-point="2" draw:end-shape="id5" draw:end-glue-point="4" svg:d="M8250 11250v375h125v375" svg:viewBox="0 0 126 751">
            <text:p/>
          </draw:connector>
          <draw:connector draw:style-name="gr8" draw:text-style-name="P1" draw:layer="layout" svg:x1="6.5cm" svg:y1="13.75cm" svg:x2="4.75cm" svg:y2="14.75cm" draw:start-shape="id5" draw:start-glue-point="5" draw:end-shape="id6" draw:end-glue-point="0" svg:d="M6500 13750h-1750v1000" svg:viewBox="0 0 1751 1001">
            <text:p/>
          </draw:connector>
          <draw:custom-shape draw:style-name="gr9" draw:text-style-name="P1" xml:id="id7" draw:id="id7" draw:layer="layout" svg:width="4.25cm" svg:height="4.25cm" svg:x="2.5cm" svg:y="17cm">
            <text:p text:style-name="P1">J&lt;=y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8" draw:text-style-name="P1" draw:layer="layout" svg:x1="4.75cm" svg:y1="16.25cm" svg:x2="4.625cm" svg:y2="17cm" draw:start-shape="id6" draw:start-glue-point="2" draw:end-shape="id7" draw:end-glue-point="4" svg:d="M4750 16250v375h-125v375" svg:viewBox="0 0 126 751">
            <text:p/>
          </draw:connector>
          <draw:custom-shape draw:style-name="gr10" draw:text-style-name="P1" xml:id="id8" draw:id="id8" draw:layer="layout" svg:width="4.25cm" svg:height="1.5cm" svg:x="2cm" svg:y="22.25cm">
            <text:p text:style-name="P1">input(z)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position-x="$0" draw:handle-position-y="top" draw:handle-range-x-minimum="0" draw:handle-range-x-maximum="21600"/>
            </draw:enhanced-geometry>
          </draw:custom-shape>
          <draw:custom-shape draw:style-name="gr11" draw:text-style-name="P1" xml:id="id9" draw:id="id9" draw:layer="layout" svg:width="4.75cm" svg:height="1.5cm" svg:x="1.75cm" svg:y="25.25cm">
            <text:p text:style-name="P1">Append z in a</text:p>
            <draw:enhanced-geometry svg:viewBox="0 0 21600 21600" draw:type="rectangle" draw:enhanced-path="M 0 0 L 21600 0 21600 21600 0 21600 0 0 Z N"/>
          </draw:custom-shape>
          <draw:connector draw:style-name="gr8" draw:text-style-name="P1" draw:layer="layout" svg:x1="4.625cm" svg:y1="21.25cm" svg:x2="4.125cm" svg:y2="22.25cm" draw:start-shape="id7" draw:start-glue-point="6" draw:end-shape="id8" draw:end-glue-point="5" svg:d="M4625 21250v501h-500v499" svg:viewBox="0 0 501 1001">
            <text:p/>
          </draw:connector>
          <draw:connector draw:style-name="gr8" draw:text-style-name="P1" draw:layer="layout" svg:x1="4.125cm" svg:y1="23.75cm" svg:x2="4.125cm" svg:y2="25.25cm" draw:start-shape="id8" draw:start-glue-point="8" draw:end-shape="id9" draw:end-glue-point="0" svg:d="M4125 23750v1500" svg:viewBox="0 0 1 1501">
            <text:p/>
          </draw:connector>
          <draw:connector draw:style-name="gr8" draw:text-style-name="P1" draw:layer="layout" svg:x1="1.75cm" svg:y1="26cm" svg:x2="6cm" svg:y2="7.875cm" draw:start-shape="id9" draw:start-glue-point="3" draw:end-shape="id3" draw:end-glue-point="3" svg:d="M1750 26000h-501v-18125h4751" svg:viewBox="0 0 4752 18126">
            <text:p/>
          </draw:connector>
          <draw:custom-shape draw:style-name="gr12" draw:text-style-name="P1" xml:id="id12" draw:id="id12" draw:layer="layout" svg:width="6.25cm" svg:height="1.5cm" svg:x="12.25cm" svg:y="22cm">
            <text:p text:style-name="P1">a(sort)(reshape)</text:p>
            <draw:enhanced-geometry svg:viewBox="0 0 21600 21600" draw:type="rectangle" draw:enhanced-path="M 0 0 L 21600 0 21600 21600 0 21600 0 0 Z N"/>
          </draw:custom-shape>
          <draw:custom-shape draw:style-name="gr13" draw:text-style-name="P1" xml:id="id10" draw:id="id10" draw:layer="layout" svg:width="2.5cm" svg:height="1.25cm" svg:x="10cm" svg:y="14.75cm">
            <text:p text:style-name="P1">en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svg:x1="10.25cm" svg:y1="13.75cm" svg:x2="11.25cm" svg:y2="14.75cm" draw:start-shape="id5" draw:start-glue-point="7" draw:end-shape="id10" draw:end-glue-point="4" svg:d="M10250 13750h1000v1000" svg:viewBox="0 0 1001 1001">
            <text:p/>
          </draw:connector>
          <draw:custom-shape draw:style-name="gr13" draw:text-style-name="P1" xml:id="id11" draw:id="id11" draw:layer="layout" svg:width="2.5cm" svg:height="1.25cm" svg:x="6.75cm" svg:y="20.25cm">
            <text:p text:style-name="P1">en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svg:x1="6.75cm" svg:y1="19.125cm" svg:x2="8cm" svg:y2="20.25cm" draw:start-shape="id7" draw:start-glue-point="7" draw:end-shape="id11" draw:end-glue-point="4" svg:d="M6750 19125h1250v1125" svg:viewBox="0 0 1251 1126">
            <text:p/>
          </draw:connector>
          <draw:frame draw:style-name="gr14" draw:text-style-name="P2" draw:layer="layout" svg:width="1.75cm" svg:height="0.962cm" svg:x="5cm" svg:y="13.25cm">
            <draw:text-box>
              <text:p>yes</text:p>
            </draw:text-box>
          </draw:frame>
          <draw:frame draw:style-name="gr15" draw:text-style-name="P2" draw:layer="layout" svg:width="1.75cm" svg:height="0.962cm" svg:x="10.5cm" svg:y="13.25cm">
            <draw:text-box>
              <text:p>no</text:p>
            </draw:text-box>
          </draw:frame>
          <draw:frame draw:style-name="gr16" draw:text-style-name="P2" draw:layer="layout" svg:width="1.49cm" svg:height="0.962cm" svg:x="2.75cm" svg:y="21.25cm">
            <draw:text-box>
              <text:p>yes</text:p>
            </draw:text-box>
          </draw:frame>
          <draw:frame draw:style-name="gr16" draw:text-style-name="P2" draw:layer="layout" svg:width="1.208cm" svg:height="0.962cm" svg:x="8.5cm" svg:y="19.5cm">
            <draw:text-box>
              <text:p>no</text:p>
            </draw:text-box>
          </draw:frame>
          <draw:connector draw:style-name="gr8" draw:text-style-name="P1" draw:layer="layout" svg:x1="10.5cm" svg:y1="7.875cm" svg:x2="15.375cm" svg:y2="22cm" draw:start-shape="id3" draw:start-glue-point="1" draw:end-shape="id12" draw:end-glue-point="0" svg:d="M10500 7875h4875v14125" svg:viewBox="0 0 4876 14126">
            <text:p/>
          </draw:connector>
          <draw:custom-shape draw:style-name="gr17" draw:text-style-name="P1" xml:id="id13" draw:id="id13" draw:layer="layout" svg:width="6.25cm" svg:height="1cm" svg:x="12.25cm" svg:y="24.75cm">
            <text:p text:style-name="P1">print(a)</text:p>
            <draw:enhanced-geometry svg:viewBox="0 0 21600 21600" draw:type="rectangle" draw:enhanced-path="M 0 0 L 21600 0 21600 21600 0 21600 0 0 Z N"/>
          </draw:custom-shape>
          <draw:connector draw:style-name="gr8" draw:text-style-name="P1" draw:layer="layout" svg:x1="15.375cm" svg:y1="23.5cm" svg:x2="15.375cm" svg:y2="24.75cm" draw:start-shape="id12" draw:start-glue-point="2" draw:end-shape="id13" draw:end-glue-point="0" svg:d="M15375 23500v1250" svg:viewBox="0 0 1 1251">
            <text:p/>
          </draw:connector>
          <draw:custom-shape draw:style-name="gr18" draw:text-style-name="P1" xml:id="id14" draw:id="id14" draw:layer="layout" svg:width="6cm" svg:height="1.5cm" svg:x="12cm" svg:y="26.75cm">
            <text:p text:style-name="P1">output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position-x="$0" draw:handle-position-y="top" draw:handle-range-x-minimum="0" draw:handle-range-x-maximum="21600"/>
            </draw:enhanced-geometry>
          </draw:custom-shape>
          <draw:custom-shape draw:style-name="gr19" draw:text-style-name="P1" xml:id="id15" draw:id="id15" draw:layer="layout" svg:width="5cm" svg:height="1.75cm" svg:x="5cm" svg:y="27.75cm">
            <text:p text:style-name="P1">en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svg:x1="15cm" svg:y1="26.75cm" svg:x2="15.375cm" svg:y2="25.75cm" draw:start-shape="id14" draw:start-glue-point="5" draw:end-shape="id13" draw:end-glue-point="2" svg:d="M15000 26750v-500h375v-500" svg:viewBox="0 0 376 1001">
            <text:p/>
          </draw:connector>
          <draw:connector draw:style-name="gr8" draw:text-style-name="P1" draw:layer="layout" svg:x1="12.75cm" svg:y1="27.5cm" svg:x2="7.5cm" svg:y2="27.75cm" draw:start-shape="id14" draw:start-glue-point="9" draw:end-shape="id15" draw:end-glue-point="4" svg:d="M12750 27500v-1251h-5250v1501" svg:viewBox="0 0 5251 1502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14T16:25:29.480041600</meta:creation-date>
    <dc:date>2025-08-14T17:30:55.917713000</dc:date>
    <meta:editing-duration>PT33M13S</meta:editing-duration>
    <meta:editing-cycles>1</meta:editing-cycles>
    <meta:document-statistic meta:object-count="35"/>
    <meta:generator>LibreOffice/25.2.5.2$Windows_X86_64 LibreOffice_project/03d19516eb2e1dd5d4ccd751a0d6f35f35e08022</meta:generator>
  </office:meta>
</office:document-meta>
</file>